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Nos últimos anos, o governo brasileiro tem feito altos investimentos e grandes esforços em políticas públicas, como o programa Vai Brasil, para o desenvolvimento do turismo, melhorando a infraestrutura turística e capacitando a mão-de-obra. Com o crescente aumento do turismo e a redução do custo do transporte interno, de uma forma geral, o brasileiro passou a viajar mais e seus destinos se tornaram variáveis, não favorecendo apenas as cidades litorâneas mas todos os aspectos turísticos do país, como museus e cidades históricas.</text:p>
      <text:p text:style-name="P1"><text:tab/>O Brasil possui um grande potencial turístico ainda não explorado, de acordo com a OMT<text:span text:style-name="T1">1</text:span><text:span text:style-name="T2"> o país poderia ser cinco vezes maior no ramo, isso ainda não é possível devido a problemas de infraestrutura, segurança pública e a falta de publicidade externa.</text:span></text:p>
      <text:p text:style-name="P1"><text:span text:style-name="T2"/></text:p>
      <text:p text:style-name="P1"/>
      <text:p text:style-name="P1">1 – Organização Mundial de Turismo</text:p>
      <text:p text:style-name="P1"/>
      <text:p text:style-name="P2">===<text:line-break/>Potencial turístico do Brasil. <text:line-break/>Pouco aproveitamento do nosso potêncial comparado com as grandes potências.<text:line-break/>Importancia to turísmo pro brasil. Grana, empregos, traz investimentos.<text:line-break/>Existe um interesse do governo turismo tá em alta.<text:line-break/><text:line-break/>Existem poucos envistimentos em soluções no ramo de turismo.<text:line-break/>Talvez seja porcausa dessa falta de investimentos que o Brasil tenha um potencial subexplorado.<text:line-break/><text:line-break/>Existem N formas de aproveitar mais o potencial do Brasil. Uma delas seria escrever aplicações de suporte ao turismo.<text:line-break/>Nós como programadores podemos tentar contribuir para o melhor aprovenveitamento disso tudo (turísmo)<text:line-break/>fazendo softwares que auxiliem nessas carências.<text:line-break/><text:line-break/>----- Definimos o porque de fazer um software para o turismo<text:line-break/><text:line-break/>As soluções atuais não atendem as atuais necessidades dos usuários porque estamos na era da informação/colaboração. <text:line-break/>(aplicação web, independente de plataforma, rápida atualização de conteudo, integração de serviços, nuvem.......)<text:line-break/>Implementar um software para a web 2.0 seria uma boa forma de suprir as necessidades dos <text:soft-page-break/>usuários nos dias de hoje, com todas as coisas acima.<text:line-break/><text:line-break/>Alto nivel... quais as caracteristicas que o Rails/Ruby provêm que o torna uma boa solução para aplicativos para a web 2.0. Falar de coisas filosóficas que o Rails e o Ruby tem. A legibilidade do ruby e a fácil evoluação de sosftwares escritos em rails acompanham a dinamicidade da WEB 2.0.<text:line-break/></text:p>
      <text:p text:style-name="Standard"/>
      <text:p text:style-name="Standard"><text:a xlink:type="simple" xlink:href="http://www.vaibrasil.com.br/">http://www.vaibrasil.com.br/</text:a></text:p>
      <text:p text:style-name="Standard"><text:a xlink:type="simple" xlink:href="http://www.embratur.gov.br/">http://www.embratur.gov.br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úlio Ornelas dos Santos</meta:initial-creator>
    <meta:creation-date>2009-10-29T08:49:44</meta:creation-date>
    <dc:date>2009-10-29T11:20:50</dc:date>
    <dc:creator>Túlio Ornelas dos Santos</dc:creator>
    <meta:editing-duration>PT02H31M08S</meta:editing-duration>
    <meta:editing-cycles>15</meta:editing-cycles>
    <meta:generator>OpenOffice.org/3.1$Unix OpenOffice.org_project/310m19$Build-9420</meta:generator>
    <meta:document-statistic meta:table-count="0" meta:image-count="0" meta:object-count="0" meta:page-count="2" meta:paragraph-count="6" meta:word-count="343" meta:character-count="2264"/>
  </office:meta>
</office:document-meta>
</file>